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702cm" table:align="margins"/>
    </style:style>
    <style:style style:name="Table1.A" style:family="table-column">
      <style:table-column-properties style:column-width="28.702cm" style:rel-column-width="65535*"/>
    </style:style>
    <style:style style:name="Table1.1" style:family="table-row">
      <style:table-row-properties style:min-row-height="1.138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8.702cm" table:align="margins"/>
    </style:style>
    <style:style style:name="Table2.A" style:family="table-column">
      <style:table-column-properties style:column-width="28.702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28.702cm" table:align="margins"/>
    </style:style>
    <style:style style:name="Table3.A" style:family="table-column">
      <style:table-column-properties style:column-width="28.702cm" style:rel-column-width="65535*"/>
    </style:style>
    <style:style style:name="Table3.A1" style:family="table-cell">
      <style:table-cell-properties fo:padding="0.097cm" fo:border="0.002cm solid #000000"/>
    </style:style>
    <style:style style:name="Procedure" style:family="table">
      <style:table-properties style:width="28.702cm" table:align="margins"/>
    </style:style>
    <style:style style:name="Procedure.A" style:family="table-column">
      <style:table-column-properties style:column-width="3.545cm" style:rel-column-width="8095*"/>
    </style:style>
    <style:style style:name="Procedure.B" style:family="table-column">
      <style:table-column-properties style:column-width="11.906cm" style:rel-column-width="27185*"/>
    </style:style>
    <style:style style:name="Procedure.C" style:family="table-column">
      <style:table-column-properties style:column-width="3.325cm" style:rel-column-width="7591*"/>
    </style:style>
    <style:style style:name="Procedure.D" style:family="table-column">
      <style:table-column-properties style:column-width="2.533cm" style:rel-column-width="5783*"/>
    </style:style>
    <style:style style:name="Procedure.E" style:family="table-column">
      <style:table-column-properties style:column-width="2.155cm" style:rel-column-width="4921*"/>
    </style:style>
    <style:style style:name="Procedure.F" style:family="table-column">
      <style:table-column-properties style:column-width="5.239cm" style:rel-column-width="11960*"/>
    </style:style>
    <style:style style:name="Procedure.1" style:family="table-row">
      <style:table-row-properties style:keep-together="false" fo:keep-together="always"/>
    </style:style>
    <style:style style:name="Procedu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cedure.F1" style:family="table-cell">
      <style:table-cell-properties fo:padding="0.097cm" fo:border="0.002cm solid #000000"/>
    </style:style>
    <style:style style:name="Procedure.A2" style:family="table-cell">
      <style:table-cell-properties fo:padding="0.097cm" fo:border-left="0.002cm solid #000000" fo:border-right="none" fo:border-top="none" fo:border-bottom="0.002cm solid #000000"/>
    </style:style>
    <style:style style:name="Procedure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ocedure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ext_20_body">
      <style:text-properties fo:font-size="2pt" fo:font-weight="bold" style:font-size-asian="2pt" style:font-weight-asian="bold" style:font-size-complex="2pt" style:font-weight-complex="bold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>
      <style:text-properties fo:font-weight="normal" style:font-weight-asian="normal" style:font-weight-complex="normal"/>
    </style:style>
    <style:style style:name="P11" style:family="paragraph" style:parent-style-name="Table_20_Contents" style:list-style-name="L3"/>
    <style:style style:name="P12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Main Aims</text:p>
            <text:section text:style-name="Sect1" text:name="Main_Aim">
              <text:list text:style-name="L1">
                <text:list-item>
                  <text:p text:style-name="P9">[MAIN_AIM]</text:p>
                </text:list-item>
              </text:list>
            </text:section>
            <text:p text:style-name="P6"/>
          </table:table-cell>
        </table:table-row>
        <table:table-row>
          <table:table-cell table:style-name="Table1.A2" office:value-type="string">
            <text:p text:style-name="P3">Subsidiary Aims</text:p>
            <text:section text:style-name="Sect1" text:name="Sub_Aim">
              <text:list text:style-name="L2">
                <text:list-item>
                  <text:p text:style-name="P10">[SUB_AIM]</text:p>
                </text:list-item>
              </text:list>
            </text:section>
            <text:p text:style-name="P5"/>
          </table:table-cell>
        </table:table-row>
      </table:table>
      <text:section text:style-name="Sect1" text:name="Elements">
        <text:p text:style-name="P7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">[NAME]</text:p>
              <text:p text:style-name="Table_20_Contents">[BODY]</text:p>
            </table:table-cell>
          </table:table-row>
        </table:table>
      </text:section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Materials</text:p>
            <text:section text:style-name="Sect1" text:name="Materials">
              <text:list text:style-name="L3">
                <text:list-item>
                  <text:p text:style-name="P11"><text:span text:style-name="T2">[NAME] (</text:span><text:span text:style-name="T3">[SOURCE]</text:span><text:span text:style-name="T2">)</text:span></text:p>
                </text:list-item>
              </text:list>
            </text:section>
            <text:p text:style-name="P6"><text:span text:style-name="T2"/></text:p>
            <text:p text:style-name="P5"/>
          </table:table-cell>
        </table:table-row>
      </table:table>
      <text:p text:style-name="P8"/>
      <table:table table:name="Procedure" table:style-name="Procedure">
        <table:table-column table:style-name="Procedure.A"/>
        <table:table-column table:style-name="Procedure.B"/>
        <table:table-column table:style-name="Procedure.C"/>
        <table:table-column table:style-name="Procedure.D"/>
        <table:table-column table:style-name="Procedure.E"/>
        <table:table-column table:style-name="Procedure.F"/>
        <table:table-header-rows>
          <table:table-row table:style-name="Procedure.1">
            <table:table-cell table:style-name="Procedure.A1" office:value-type="string">
              <text:p text:style-name="Table_20_Heading">Stage</text:p>
            </table:table-cell>
            <table:table-cell table:style-name="Procedure.A1" office:value-type="string">
              <text:p text:style-name="Table_20_Heading">Procedure</text:p>
            </table:table-cell>
            <table:table-cell table:style-name="Procedure.A1" office:value-type="string">
              <text:p text:style-name="Table_20_Heading">Materials</text:p>
            </table:table-cell>
            <table:table-cell table:style-name="Procedure.A1" office:value-type="string">
              <text:p text:style-name="Table_20_Heading">Interaction </text:p>
              <text:p text:style-name="Table_20_Heading">Pattern</text:p>
            </table:table-cell>
            <table:table-cell table:style-name="Procedure.A1" office:value-type="string">
              <text:p text:style-name="Table_20_Heading">Time</text:p>
            </table:table-cell>
            <table:table-cell table:style-name="Procedure.F1" office:value-type="string">
              <text:p text:style-name="Table_20_Heading">Comments</text:p>
            </table:table-cell>
          </table:table-row>
        </table:table-header-rows>
        <table:table-row table:style-name="Procedure.1">
          <table:table-cell table:style-name="Procedure.A2" office:value-type="string">
            <text:p text:style-name="P3">[STAGE_NAME]</text:p>
            <text:p text:style-name="P4">[STAGE_AIM]</text:p>
          </table:table-cell>
          <table:table-cell table:style-name="Procedure.A2" office:value-type="string">
            <text:p text:style-name="P4">[STAGE_PROCEDURE]</text:p>
          </table:table-cell>
          <table:table-cell table:style-name="Procedure.C2" office:value-type="string">
            <text:p text:style-name="P2">[STAGE_MATERIALS]</text:p>
          </table:table-cell>
          <table:table-cell table:style-name="Procedure.C2" office:value-type="string">
            <text:p text:style-name="P2">[STAGE_INTERACTION]</text:p>
          </table:table-cell>
          <table:table-cell table:style-name="Procedure.C2" office:value-type="string">
            <text:p text:style-name="P2">[STAGE_TIME1] – [STAGE_TIME2]</text:p>
          </table:table-cell>
          <table:table-cell table:style-name="Procedure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Name: [USER_NAME] <text:span text:style-name="MT1">● [DATE] </text:span><text:span text:style-name="MT1">● [PLAN_NAME]</text:span></text:p>
      </style:header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03-17T13:46:15.35</meta:creation-date>
    <dc:date>2013-03-19T16:50:35.44</dc:date>
    <meta:editing-duration>P1DT14H24M11S</meta:editing-duration>
    <meta:editing-cycles>32</meta:editing-cycles>
    <meta:generator>OpenOffice.org/3.4.1$Win32 OpenOffice.org_project/341m1$Build-9593</meta:generator>
    <meta:document-statistic meta:table-count="4" meta:image-count="0" meta:object-count="0" meta:page-count="1" meta:paragraph-count="23" meta:word-count="37" meta:character-count="290"/>
  </office:meta>
</office:document-meta>
</file>